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fbc" officeooo:paragraph-rsid="0008efbc"/>
    </style:style>
    <style:style style:name="P2" style:family="paragraph" style:parent-style-name="Standard">
      <style:text-properties officeooo:rsid="0009261f" officeooo:paragraph-rsid="0009261f"/>
    </style:style>
    <style:style style:name="P3" style:family="paragraph" style:parent-style-name="Standard">
      <style:text-properties officeooo:rsid="000b8680" officeooo:paragraph-rsid="000b8680"/>
    </style:style>
    <style:style style:name="P4" style:family="paragraph" style:parent-style-name="Standard">
      <style:text-properties officeooo:rsid="000fb1ca" officeooo:paragraph-rsid="000fb1ca"/>
    </style:style>
    <style:style style:name="P5" style:family="paragraph" style:parent-style-name="Standard">
      <style:text-properties officeooo:rsid="0009261f" officeooo:paragraph-rsid="0009261f"/>
    </style:style>
    <style:style style:name="P6" style:family="paragraph" style:parent-style-name="Standard">
      <style:text-properties officeooo:rsid="001598fe" officeooo:paragraph-rsid="001598fe"/>
    </style:style>
    <style:style style:name="P7" style:family="paragraph" style:parent-style-name="Standard">
      <style:text-properties officeooo:rsid="00162f2f" officeooo:paragraph-rsid="00162f2f"/>
    </style:style>
    <style:style style:name="P8" style:family="paragraph" style:parent-style-name="Standard">
      <style:text-properties officeooo:rsid="0019b571" officeooo:paragraph-rsid="0019b571"/>
    </style:style>
    <style:style style:name="P9" style:family="paragraph" style:parent-style-name="Standard">
      <style:text-properties officeooo:rsid="001d6b96" officeooo:paragraph-rsid="001d6b96"/>
    </style:style>
    <style:style style:name="P10" style:family="paragraph" style:parent-style-name="Standard">
      <style:text-properties officeooo:rsid="0020b2b6" officeooo:paragraph-rsid="0020b2b6"/>
    </style:style>
    <style:style style:name="P11" style:family="paragraph" style:parent-style-name="Standard">
      <style:text-properties officeooo:rsid="00215dcf" officeooo:paragraph-rsid="00215dcf"/>
    </style:style>
    <style:style style:name="P12" style:family="paragraph" style:parent-style-name="Standard">
      <style:text-properties officeooo:rsid="0023afc2" officeooo:paragraph-rsid="0023afc2"/>
    </style:style>
    <style:style style:name="P13" style:family="paragraph" style:parent-style-name="Standard">
      <style:text-properties officeooo:rsid="0025323e" officeooo:paragraph-rsid="0025323e"/>
    </style:style>
    <style:style style:name="P14" style:family="paragraph" style:parent-style-name="Standard">
      <style:text-properties officeooo:rsid="0025323e" officeooo:paragraph-rsid="0026486e"/>
    </style:style>
    <style:style style:name="P15" style:family="paragraph" style:parent-style-name="Standard">
      <style:text-properties officeooo:rsid="0026486e" officeooo:paragraph-rsid="0026486e"/>
    </style:style>
    <style:style style:name="P16" style:family="paragraph" style:parent-style-name="Heading_20_1">
      <style:text-properties officeooo:rsid="0009261f" officeooo:paragraph-rsid="0009261f"/>
    </style:style>
    <style:style style:name="P17" style:family="paragraph" style:parent-style-name="Text_20_body">
      <style:text-properties officeooo:rsid="001598fe" officeooo:paragraph-rsid="001598fe"/>
    </style:style>
    <style:style style:name="P18" style:family="paragraph" style:parent-style-name="Text_20_body">
      <style:text-properties officeooo:rsid="00162f2f" officeooo:paragraph-rsid="00162f2f"/>
    </style:style>
    <style:style style:name="P19" style:family="paragraph" style:parent-style-name="Preformatted_20_Text">
      <style:text-properties officeooo:rsid="0020b2b6" officeooo:paragraph-rsid="0020b2b6"/>
    </style:style>
    <style:style style:name="T1" style:family="text">
      <style:text-properties officeooo:rsid="0008efbc"/>
    </style:style>
    <style:style style:name="T2" style:family="text">
      <style:text-properties officeooo:rsid="0019b571"/>
    </style:style>
    <style:style style:name="T3" style:family="text">
      <style:text-properties officeooo:rsid="0020b2b6"/>
    </style:style>
    <style:style style:name="T4" style:family="text">
      <style:text-properties officeooo:rsid="002648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introduction</text:p>
      <text:p text:style-name="P1"/>
      <text:p text:style-name="Standard"/>
      <text:p text:style-name="P3">#GitLab is a place to store your repository, code.</text:p>
      <text:p text:style-name="Standard"/>
      <text:p text:style-name="Standard"><text:span text:style-name="T1">#</text:span>GitHub is a code hosting platform for version control and collaboration. It lets you and others work together on projects from anywhere.</text:p>
      <text:p text:style-name="P2">#Installing and Configuring Git</text:p>
      <text:p text:style-name="P2"><text:s text:c="2"/>1-sudo apt-get update </text:p>
      <text:p text:style-name="P2"><text:s text:c="2"/>2-sudo apt-get upgrade</text:p>
      <text:p text:style-name="P2"><text:s text:c="2"/>3-sudo apt-get install git</text:p>
      <text:p text:style-name="P2"><text:s text:c="2"/>4-git config --global user.name "<text:a xlink:type="simple" xlink:href="mailto:abhi@123" text:style-name="Internet_20_link" text:visited-style-name="Visited_20_Internet_20_Link">abhi@123</text:a>"</text:p>
      <text:p text:style-name="P2"><text:s text:c="2"/>5-git config --global user.email "<text:a xlink:type="simple" xlink:href="mailto:abhisheksingh671997@gmail.com" text:style-name="Internet_20_link" text:visited-style-name="Visited_20_Internet_20_Link">abhisheksingh671997@gmail.com</text:a>"</text:p>
      <text:p text:style-name="P2"><text:span text:style-name="T3"># To resolve this error </text:span></text:p>
      <text:h text:style-name="P16" text:outline-level="1">fatal: 'origin' does not appear to be a git repository</text:h>
      <text:p text:style-name="P2"><text:s/></text:p>
      <text:p text:style-name="P10">use command: </text:p>
      <text:p text:style-name="P19"><text:span text:style-name="Source_20_Text">--&gt;git remote add origin URL_TO_YOUR_REPO</text:span></text:p>
      <text:p text:style-name="P10">--&gt;abhishek@abhishek-Vostro-2520:~/git1$ git remote add origin https://github.com/abhhisheks/hello_world.git</text:p>
      <text:p text:style-name="P10"/>
      <text:p text:style-name="P6">#First command</text:p>
      <text:p text:style-name="P6">--&gt; git init</text:p>
      <text:p text:style-name="P17">The <text:span text:style-name="Source_20_Text">git init</text:span> command creates a new Git repository. It can be used to convert an existing, unversioned project to a Git repository or initialize a new, empty repository. Most other Git commands are not available outside of an initialized repository, so this is usually the first command you'll run in a new project.</text:p>
      <text:p text:style-name="Text_20_body">Executing <text:span text:style-name="Source_20_Text">git init</text:span> creates a <text:span text:style-name="Source_20_Text">.git</text:span> subdirectory in the current working directory, which contains all of the necessary Git metadata for the new repository. This metadata includes subdirectories for objects, refs, and template files. A <text:span text:style-name="Source_20_Text">HEAD</text:span> file is also created which points to the currently checked out commit.</text:p>
      <text:p text:style-name="P7">#Second command</text:p>
      <text:p text:style-name="P7">--&gt;git add .</text:p>
      <text:p text:style-name="P18">The <text:span text:style-name="Source_20_Text">git add</text:span> command adds a change in the working directory to the staging area. It tells Git that you want to include updates to a particular file in the next commit. However, <text:span text:style-name="Source_20_Text">git add</text:span> doesn't really affect the repository in any significant way—changes are not actually recorded until you run <text:a xlink:type="simple" xlink:href="https://www.atlassian.com/git/tutorials/saving-changes/git-commit" text:style-name="Internet_20_link" text:visited-style-name="Visited_20_Internet_20_Link"><text:span text:style-name="Source_20_Text">git commit</text:span></text:a>.</text:p>
      <text:p text:style-name="Text_20_body">In conjunction with these commands, you'll also need <text:a xlink:type="simple" xlink:href="https://www.atlassian.com/git/tutorials/inspecting-a-repository" text:style-name="Internet_20_link" text:visited-style-name="Visited_20_Internet_20_Link"><text:span text:style-name="Source_20_Text">git status</text:span></text:a> to view the state of the working directory and the staging area.</text:p>
      <text:p text:style-name="P8">#Third Command</text:p>
      <text:p text:style-name="P8">--&gt;git commit -m “Commit Message”</text:p>
      <text:p text:style-name="P8">“you can perform both action git add . And git commit -m “hello” by using command git commit -a ”</text:p>
      <text:p text:style-name="P2"><text:soft-page-break/>The <text:a xlink:type="simple" xlink:href="https://www.atlassian.com/git/tutorials/undoing-changes/git-reset" text:style-name="Internet_20_link" text:visited-style-name="Visited_20_Internet_20_Link"><text:span text:style-name="Source_20_Text">git reset</text:span></text:a> command is used to undo a commit or staged snapshot.</text:p>
      <text:p text:style-name="P2"/>
      <text:p text:style-name="P9">#Fourth Command</text:p>
      <text:p text:style-name="P11">abhishek@abhishek-Vostro-2520:~/git1$ git pull origin master</text:p>
      <text:p text:style-name="P11"/>
      <text:p text:style-name="P12"># Fifth Command</text:p>
      <text:p text:style-name="P13">Again use </text:p>
      <text:p text:style-name="P13">--&gt;<text:span text:style-name="T2">-&gt;git commit -m “Commit Message”</text:span></text:p>
      <text:p text:style-name="P13"/>
      <text:p text:style-name="P13">#Six Command</text:p>
      <text:p text:style-name="P13"/>
      <text:p text:style-name="P14">--<text:span text:style-name="T4">&gt;abhishek@abhishek-Vostro-2520:~/git1$ git push -u origin master</text:span></text:p>
      <text:p text:style-name="P15">Username for 'https://github.com': abhisheksingh671997@gmail.com</text:p>
      <text:p text:style-name="P15">Password for 'https://abhisheksingh671997@gmail.com@github.com': </text:p>
      <text:p text:style-name="P15">Counting objects: 8, done.</text:p>
      <text:p text:style-name="P15">Delta compression using up to 4 threads.</text:p>
      <text:p text:style-name="P15">Compressing objects: 100% (6/6), done.</text:p>
      <text:p text:style-name="P15">Writing objects: 100% (8/8), 954 bytes | 0 bytes/s, done.</text:p>
      <text:p text:style-name="P15">Total 8 (delta 0), reused 0 (delta 0)</text:p>
      <text:p text:style-name="P15">To https://github.com/abhhisheks/hello_world.git</text:p>
      <text:p text:style-name="P15"><text:s text:c="3"/>1a0db33..8803508 <text:s/>master -&gt; master</text:p>
      <text:p text:style-name="P15">Branch master set up to track remote branch master from origin.</text:p>
      <text:p text:style-name="P15"/>
      <text:p text:style-name="P9"/>
      <text:p text:style-name="P2"/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1:30:13.308864223</meta:creation-date>
    <meta:generator>LibreOffice/5.1.6.2$Linux_X86_64 LibreOffice_project/10m0$Build-2</meta:generator>
    <dc:date>2019-01-14T01:18:15.868999820</dc:date>
    <meta:editing-duration>P1DT19H44M59S</meta:editing-duration>
    <meta:editing-cycles>13</meta:editing-cycles>
    <meta:document-statistic meta:table-count="0" meta:image-count="0" meta:object-count="0" meta:page-count="2" meta:paragraph-count="44" meta:word-count="404" meta:character-count="2663" meta:non-whitespace-character-count="2292"/>
  </office:meta>
</office:document-meta>
</file>